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61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36cm"/>
    </style:style>
    <style:style style:name="co4" style:family="table-column">
      <style:table-column-properties fo:break-before="auto" style:column-width="3.12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3" style:family="table-cell" style:parent-style-name="Default" style:data-style-name="N10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2048 geteilt durch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style-name="ce2" table:formula="of:=[.$H$3]/[.I3]" office:value-type="float" office:value="2048" calcext:value-type="float">
            <text:p>2048,00</text:p>
          </table:table-cell>
          <table:table-cell table:style-name="ce1" table:formula="of:=[.$H$3]/[.I3]"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string" calcext:value-type="string">
            <text:p>Kleinbuchstaben</text:p>
          </table:table-cell>
          <table:table-cell office:value-type="string" calcext:value-type="string">
            <text:p>Großbuchstab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" table:formula="of:=[.$H$3]/[.I4]" office:value-type="float" office:value="1024" calcext:value-type="float">
            <text:p>1024,00</text:p>
          </table:table-cell>
          <table:table-cell table:style-name="ce1" table:formula="of:=[.$H$3]/[.I4]" office:value-type="float" office:value="1024" calcext:value-type="float">
            <text:p>1024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style-name="ce2" table:formula="of:=[.$H$3]/[.I5]" office:value-type="float" office:value="682.666666666667" calcext:value-type="float">
            <text:p>682,67</text:p>
          </table:table-cell>
          <table:table-cell table:style-name="ce1" table:formula="of:=[.$H$3]/[.I5]" office:value-type="float" office:value="682.666666666667" calcext:value-type="float">
            <text:p>683</text:p>
          </table:table-cell>
        </table:table-row>
        <table:table-row table:style-name="ro1">
          <table:table-cell office:value-type="string" calcext:value-type="string">
            <text:p>Breite</text:p>
          </table:table-cell>
          <table:table-cell office:value-type="float" office:value="1638" calcext:value-type="float">
            <text:p>1638</text:p>
          </table:table-cell>
          <table:table-cell office:value-type="float" office:value="1843" calcext:value-type="float">
            <text:p>184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" table:formula="of:=[.$H$3]/[.I6]" office:value-type="float" office:value="512" calcext:value-type="float">
            <text:p>512,00</text:p>
          </table:table-cell>
          <table:table-cell table:style-name="ce1" table:formula="of:=[.$H$3]/[.I6]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Breite 2/3</text:p>
          </table:table-cell>
          <table:table-cell table:formula="of:=[.B6]*2/3" office:value-type="float" office:value="1092" calcext:value-type="float">
            <text:p>1092</text:p>
          </table:table-cell>
          <table:table-cell table:style-name="ce1" table:formula="of:=[.C6]*2/3" office:value-type="float" office:value="1228.66666666667" calcext:value-type="float">
            <text:p>122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" table:formula="of:=[.$H$3]/[.I7]" office:value-type="float" office:value="409.6" calcext:value-type="float">
            <text:p>409,60</text:p>
          </table:table-cell>
          <table:table-cell table:style-name="ce1" table:formula="of:=[.$H$3]/[.I7]" office:value-type="float" office:value="409.6" calcext:value-type="float">
            <text:p>410</text:p>
          </table:table-cell>
        </table:table-row>
        <table:table-row table:style-name="ro1">
          <table:table-cell office:value-type="string" calcext:value-type="string">
            <text:p>Differenz lange u. Kurze Breite</text:p>
          </table:table-cell>
          <table:table-cell table:formula="of:=[.B6]-[.B7]" office:value-type="float" office:value="546" calcext:value-type="float">
            <text:p>546</text:p>
          </table:table-cell>
          <table:table-cell table:style-name="ce1" table:formula="of:=[.C6]-[.C7]" office:value-type="float" office:value="614.333333333333" calcext:value-type="float">
            <text:p>61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2" table:formula="of:=[.$H$3]/[.I8]" office:value-type="float" office:value="341.333333333333" calcext:value-type="float">
            <text:p>341,33</text:p>
          </table:table-cell>
          <table:table-cell table:style-name="ce1" table:formula="of:=[.$H$3]/[.I8]" office:value-type="float" office:value="341.333333333333" calcext:value-type="float">
            <text:p>341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style-name="ce2" table:formula="of:=[.$H$3]/[.I9]" office:value-type="float" office:value="292.571428571429" calcext:value-type="float">
            <text:p>292,57</text:p>
          </table:table-cell>
          <table:table-cell table:style-name="ce1" table:formula="of:=[.$H$3]/[.I9]" office:value-type="float" office:value="292.571428571429" calcext:value-type="float">
            <text:p>293</text:p>
          </table:table-cell>
        </table:table-row>
        <table:table-row table:style-name="ro1">
          <table:table-cell office:value-type="string" calcext:value-type="string">
            <text:p>X-Koordinate Breite rechts</text:p>
          </table:table-cell>
          <table:table-cell office:value-type="float" office:value="1728" calcext:value-type="float">
            <text:p>17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style-name="ce2" table:formula="of:=[.$H$3]/[.I10]" office:value-type="float" office:value="256" calcext:value-type="float">
            <text:p>256,00</text:p>
          </table:table-cell>
          <table:table-cell table:style-name="ce1" table:formula="of:=[.$H$3]/[.I10]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neue Koordinate</text:p>
          </table:table-cell>
          <table:table-cell table:formula="of:=[.B10]-[.B8]" office:value-type="float" office:value="1182" calcext:value-type="float">
            <text:p>1182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style-name="ce2" table:formula="of:=[.$H$3]/[.I11]" office:value-type="float" office:value="227.555555555556" calcext:value-type="float">
            <text:p>227,56</text:p>
          </table:table-cell>
          <table:table-cell table:style-name="ce1" table:formula="of:=[.$H$3]/[.I11]" office:value-type="float" office:value="227.555555555556" calcext:value-type="float">
            <text:p>228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2" table:formula="of:=[.$H$3]/[.I12]" office:value-type="float" office:value="204.8" calcext:value-type="float">
            <text:p>204,80</text:p>
          </table:table-cell>
          <table:table-cell table:style-name="ce1" table:formula="of:=[.$H$3]/[.I12]" office:value-type="float" office:value="204.8" calcext:value-type="float">
            <text:p>205</text:p>
          </table:table-cell>
        </table:table-row>
        <table:table-row table:style-name="ro1">
          <table:table-cell office:value-type="string" calcext:value-type="string">
            <text:p>X-Koordinate Breite links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style-name="ce2" table:formula="of:=[.$H$3]/[.I13]" office:value-type="float" office:value="186.181818181818" calcext:value-type="float">
            <text:p>186,18</text:p>
          </table:table-cell>
          <table:table-cell table:style-name="ce1" table:formula="of:=[.$H$3]/[.I13]" office:value-type="float" office:value="186.181818181818" calcext:value-type="float">
            <text:p>186</text:p>
          </table:table-cell>
        </table:table-row>
        <table:table-row table:style-name="ro1">
          <table:table-cell office:value-type="string" calcext:value-type="string">
            <text:p>neue Koordinate</text:p>
          </table:table-cell>
          <table:table-cell table:formula="of:=[.B13]+[.B8]" office:value-type="float" office:value="636" calcext:value-type="float">
            <text:p>636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style-name="ce2" table:formula="of:=[.$H$3]/[.I14]" office:value-type="float" office:value="170.666666666667" calcext:value-type="float">
            <text:p>170,67</text:p>
          </table:table-cell>
          <table:table-cell table:style-name="ce1" table:formula="of:=[.$H$3]/[.I14]" office:value-type="float" office:value="170.666666666667" calcext:value-type="float">
            <text:p>1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ktor Klein/Groß</text:p>
          </table:table-cell>
          <table:table-cell table:formula="of:=[.C6]/[.B6]" office:value-type="float" office:value="1.12515262515263" calcext:value-type="float">
            <text:p>1,125152625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2" table:formula="of:=[.$H$3]/[.I15]" office:value-type="float" office:value="157.538461538462" calcext:value-type="float">
            <text:p>157,54</text:p>
          </table:table-cell>
          <table:table-cell table:style-name="ce1" table:formula="of:=[.$H$3]/[.I15]" office:value-type="float" office:value="157.538461538462" calcext:value-type="float">
            <text:p>158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table:style-name="ce2" table:formula="of:=[.$H$3]/[.I16]" office:value-type="float" office:value="146.285714285714" calcext:value-type="float">
            <text:p>146,29</text:p>
          </table:table-cell>
          <table:table-cell table:style-name="ce1" table:formula="of:=[.$H$3]/[.I16]" office:value-type="float" office:value="146.285714285714" calcext:value-type="float">
            <text:p>146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style-name="ce2" table:formula="of:=[.$H$3]/[.I17]" office:value-type="float" office:value="136.533333333333" calcext:value-type="float">
            <text:p>136,53</text:p>
          </table:table-cell>
          <table:table-cell table:style-name="ce1" table:formula="of:=[.$H$3]/[.I17]" office:value-type="float" office:value="136.533333333333" calcext:value-type="float">
            <text:p>137</text:p>
          </table:table-cell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table:style-name="ce2" table:formula="of:=[.$H$3]/[.I18]" office:value-type="float" office:value="128" calcext:value-type="float">
            <text:p>128,00</text:p>
          </table:table-cell>
          <table:table-cell table:style-name="ce1" table:formula="of:=[.$H$3]/[.I18]" office:value-type="float" office:value="128" calcext:value-type="float">
            <text:p>128</text:p>
          </table:table-cell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table:style-name="ce2" table:formula="of:=[.$H$3]/[.I19]" office:value-type="float" office:value="120.470588235294" calcext:value-type="float">
            <text:p>120,47</text:p>
          </table:table-cell>
          <table:table-cell table:style-name="ce1" table:formula="of:=[.$H$3]/[.I19]" office:value-type="float" office:value="120.470588235294" calcext:value-type="float">
            <text:p>120</text:p>
          </table:table-cell>
        </table:table-row>
        <table:table-row table:style-name="ro1">
          <table:table-cell office:value-type="string" calcext:value-type="string">
            <text:p>Ascent</text:p>
          </table:table-cell>
          <table:table-cell office:value-type="float" office:value="1638" calcext:value-type="float">
            <text:p>16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style-name="ce2" table:formula="of:=[.$H$3]/[.I20]" office:value-type="float" office:value="113.777777777778" calcext:value-type="float">
            <text:p>113,78</text:p>
          </table:table-cell>
          <table:table-cell table:style-name="ce1" table:formula="of:=[.$H$3]/[.I20]" office:value-type="float" office:value="113.777777777778" calcext:value-type="float">
            <text:p>114</text:p>
          </table:table-cell>
        </table:table-row>
        <table:table-row table:style-name="ro1">
          <table:table-cell office:value-type="string" calcext:value-type="string">
            <text:p>Descent</text:p>
          </table:table-cell>
          <table:table-cell office:value-type="float" office:value="410" calcext:value-type="float">
            <text:p>41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style-name="ce2" table:formula="of:=[.$H$3]/[.I21]" office:value-type="float" office:value="107.789473684211" calcext:value-type="float">
            <text:p>107,79</text:p>
          </table:table-cell>
          <table:table-cell table:style-name="ce1" table:formula="of:=[.$H$3]/[.I21]" office:value-type="float" office:value="107.789473684211" calcext:value-type="float">
            <text:p>108</text:p>
          </table:table-cell>
        </table:table-row>
        <table:table-row table:style-name="ro1">
          <table:table-cell office:value-type="string" calcext:value-type="string">
            <text:p>Em Size</text:p>
          </table:table-cell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style-name="ce2" table:formula="of:=[.$H$3]/[.I22]" office:value-type="float" office:value="102.4" calcext:value-type="float">
            <text:p>102,40</text:p>
          </table:table-cell>
          <table:table-cell table:style-name="ce1" table:formula="of:=[.$H$3]/[.I22]" office:value-type="float" office:value="102.4" calcext:value-type="float">
            <text:p>102</text:p>
          </table:table-cell>
        </table:table-row>
        <table:table-row table:style-name="ro1">
          <table:table-cell office:value-type="string" calcext:value-type="string">
            <text:p>Underline Position</text:p>
          </table:table-cell>
          <table:table-cell office:value-type="float" office:value="-185" calcext:value-type="float">
            <text:p>-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in Ascent</text:p>
          </table:table-cell>
          <table:table-cell office:value-type="float" office:value="2257" calcext:value-type="float">
            <text:p>2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n Descent</text:p>
          </table:table-cell>
          <table:table-cell office:value-type="float" office:value="597" calcext:value-type="float">
            <text:p>597</text:p>
          </table:table-cell>
          <table:table-cell table:number-columns-repeated="7"/>
          <table:table-cell table:style-name="ce3"/>
          <table:table-cell/>
        </table:table-row>
        <table:table-row table:style-name="ro1">
          <table:table-cell office:value-type="string" calcext:value-type="string">
            <text:p>Typo Ascent</text:p>
          </table:table-cell>
          <table:table-cell office:value-type="float" office:value="1638" calcext:value-type="float">
            <text:p>1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o Descent</text:p>
          </table:table-cell>
          <table:table-cell office:value-type="float" office:value="-597" calcext:value-type="float">
            <text:p>-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head Ascent</text:p>
          </table:table-cell>
          <table:table-cell office:value-type="float" office:value="2257" calcext:value-type="float">
            <text:p>2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head Descent</text:p>
          </table:table-cell>
          <table:table-cell office:value-type="float" office:value="-597" calcext:value-type="float">
            <text:p>-597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Lbearing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bearing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X-Achs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ginn Buchstaben</text:p>
          </table:table-cell>
          <table:table-cell table:formula="of:=[.B37]+[.B34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/3 Ende Kleinbuchstaben</text:p>
          </table:table-cell>
          <table:table-cell table:formula="of:=[.B38]+[.B7]" office:value-type="float" office:value="1212" calcext:value-type="float">
            <text:p>1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/3 Ende Großbuchstaben</text:p>
          </table:table-cell>
          <table:table-cell table:style-name="ce1" table:formula="of:=[.B34]+[.C7]" office:value-type="float" office:value="1348.66666666667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de Kleinbuchstaben</text:p>
          </table:table-cell>
          <table:table-cell table:formula="of:=[.B34]+[.B6]" office:value-type="float" office:value="1758" calcext:value-type="float">
            <text:p>1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de Großbuchstaben</text:p>
          </table:table-cell>
          <table:table-cell table:formula="of:=[.B34]+[.C6]" office:value-type="float" office:value="1963" calcext:value-type="float">
            <text:p>196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.00.0000</text:date>, <text:time style:data-style-name="N2" text:time-value="21:43:59.433196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8:35:35.349073000</meta:creation-date>
    <dc:date>2014-10-04T22:29:44.923183000</dc:date>
    <meta:editing-duration>PT58M30S</meta:editing-duration>
    <meta:editing-cycles>7</meta:editing-cycles>
    <meta:generator>LibreOffice/4.2.6.3$MacOSX_x86 LibreOffice_project/3fd416d4c6db7d3204c17ce57a1d70f6e531ee21</meta:generator>
    <meta:document-statistic meta:table-count="1" meta:cell-count="121" meta:object-count="0"/>
  </office:meta>
</office:document-meta>
</file>